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6.36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164.24" calcext:value-type="float">
            <text:p>164.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845.44" calcext:value-type="float">
            <text:p>845.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1087.02" calcext:value-type="float">
            <text:p>1087.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float" office:value="2180.31" calcext:value-type="float">
            <text:p>2180.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string" calcext:value-type="string">
            <text:p>A=5706.01</text:p>
          </table:table-cell>
          <table:table-cell office:value-type="string" calcext:value-type="string">
            <text:p>simpson=0.732200951346502</text:p>
          </table:table-cell>
          <table:table-cell office:value-type="string" calcext:value-type="string">
            <text:p>JI=0.47401545931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float" office:value="65.62" calcext:value-type="float">
            <text:p>65.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string" calcext:value-type="string">
            <text:p>A=253.22</text:p>
          </table:table-cell>
          <table:table-cell office:value-type="string" calcext:value-type="string">
            <text:p>simpson=0.383975086456303</text:p>
          </table:table-cell>
          <table:table-cell office:value-type="string" calcext:value-type="string">
            <text:p>JI=0.7300383237819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float" office:value="2245.56" calcext:value-type="float">
            <text:p>2245.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string" calcext:value-type="string">
            <text:p>A=2245.5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陳**G121*****6宜蘭縣羅東鎮仁愛里11鄰復興路三段189巷38號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陳**G121*****6宜蘭縣羅東鎮仁愛里11鄰復興路三段189巷38號</text:p>
          </table:table-cell>
          <table:table-cell office:value-type="string" calcext:value-type="string">
            <text:p>A=76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李**G220*****3宜蘭縣冬山鄉鹿埔村8鄰鹿埔路380號</text:p>
          </table:table-cell>
          <table:table-cell office:value-type="float" office:value="72.45" calcext:value-type="float">
            <text:p>72.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李**G220*****3宜蘭縣冬山鄉鹿埔村8鄰鹿埔路380號</text:p>
          </table:table-cell>
          <table:table-cell office:value-type="string" calcext:value-type="string">
            <text:p>A=72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戴**G121*****3宜蘭縣冬山鄉鹿埔村15鄰永興路二段735號</text:p>
          </table:table-cell>
          <table:table-cell office:value-type="float" office:value="76.44" calcext:value-type="float">
            <text:p>76.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戴**G121*****3宜蘭縣冬山鄉鹿埔村15鄰永興路二段735號</text:p>
          </table:table-cell>
          <table:table-cell office:value-type="string" calcext:value-type="string">
            <text:p>A=76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float" office:value="66.43" calcext:value-type="float">
            <text:p>66.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string" calcext:value-type="string">
            <text:p>A=66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float" office:value="1790.39" calcext:value-type="float">
            <text:p>1790.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string" calcext:value-type="string">
            <text:p>A=2034.39</text:p>
          </table:table-cell>
          <table:table-cell office:value-type="string" calcext:value-type="string">
            <text:p>simpson=0.211105253266852</text:p>
          </table:table-cell>
          <table:table-cell office:value-type="string" calcext:value-type="string">
            <text:p>JI=0.778551492366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謝**J102*****8宜蘭縣冬山鄉清溝村29鄰鹿安路520巷2號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謝**J102*****8宜蘭縣冬山鄉清溝村29鄰鹿安路520巷2號</text:p>
          </table:table-cell>
          <table:table-cell office:value-type="float" office:value="9.65" calcext:value-type="float">
            <text:p>9.6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謝**J102*****8宜蘭縣冬山鄉清溝村29鄰鹿安路520巷2號</text:p>
          </table:table-cell>
          <table:table-cell office:value-type="string" calcext:value-type="string">
            <text:p>A=198.65</text:p>
          </table:table-cell>
          <table:table-cell office:value-type="string" calcext:value-type="string">
            <text:p>simpson=0.0924361767629968</text:p>
          </table:table-cell>
          <table:table-cell office:value-type="string" calcext:value-type="string">
            <text:p>JI=0.8362514100709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float" office:value="866.23" calcext:value-type="float">
            <text:p>866.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string" calcext:value-type="string">
            <text:p>A=866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float" office:value="1918.2" calcext:value-type="float">
            <text:p>1918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string" calcext:value-type="string">
            <text:p>A=1918.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游**G120*****4宜蘭縣冬山鄉清溝村27鄰鹿安路540巷9號</text:p>
          </table:table-cell>
          <table:table-cell office:value-type="float" office:value="72.66" calcext:value-type="float">
            <text:p>72.6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游**G120*****4宜蘭縣冬山鄉清溝村27鄰鹿安路540巷9號</text:p>
          </table:table-cell>
          <table:table-cell office:value-type="string" calcext:value-type="string">
            <text:p>A=72.6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float" office:value="1006.31" calcext:value-type="float">
            <text:p>1006.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string" calcext:value-type="string">
            <text:p>A=1006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陳**F124*****9宜蘭縣冬山鄉清溝村29鄰鹿安路520巷10號</text:p>
          </table:table-cell>
          <table:table-cell office:value-type="float" office:value="99.61" calcext:value-type="float">
            <text:p>99.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陳**F124*****9宜蘭縣冬山鄉清溝村29鄰鹿安路520巷10號</text:p>
          </table:table-cell>
          <table:table-cell office:value-type="string" calcext:value-type="string">
            <text:p>A=99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float" office:value="2418.34" calcext:value-type="float">
            <text:p>2418.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float" office:value="1378.34" calcext:value-type="float">
            <text:p>1378.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string" calcext:value-type="string">
            <text:p>A=3796.68</text:p>
          </table:table-cell>
          <table:table-cell office:value-type="string" calcext:value-type="string">
            <text:p>simpson=0.462482948981763</text:p>
          </table:table-cell>
          <table:table-cell office:value-type="string" calcext:value-type="string">
            <text:p>JI=0.713966781862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float" office:value="1356.86" calcext:value-type="float">
            <text:p>1356.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string" calcext:value-type="string">
            <text:p>A=1356.8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float" office:value="1494.45" calcext:value-type="float">
            <text:p>1494.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string" calcext:value-type="string">
            <text:p>A=1494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float" office:value="1146.21" calcext:value-type="float">
            <text:p>1146.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string" calcext:value-type="string">
            <text:p>A=1146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float" office:value="1202.03" calcext:value-type="float">
            <text:p>1202.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float" office:value="400.98" calcext:value-type="float">
            <text:p>400.9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string" calcext:value-type="string">
            <text:p>A=1603.01</text:p>
          </table:table-cell>
          <table:table-cell office:value-type="string" calcext:value-type="string">
            <text:p>simpson=0.375141880229173</text:p>
          </table:table-cell>
          <table:table-cell office:value-type="string" calcext:value-type="string">
            <text:p>JI=0.7320186772333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float" office:value="872.29" calcext:value-type="float">
            <text:p>872.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string" calcext:value-type="string">
            <text:p>A=872.2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float" office:value="649.85" calcext:value-type="float">
            <text:p>649.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string" calcext:value-type="string">
            <text:p>A=649.8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float" office:value="125.11" calcext:value-type="float">
            <text:p>125.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string" calcext:value-type="string">
            <text:p>A=125.1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宜蘭縣</text:p>
          </table:table-cell>
          <table:table-cell office:value-type="float" office:value="19.03" calcext:value-type="float">
            <text:p>19.0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A=19.0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float" office:value="2518.15" calcext:value-type="float">
            <text:p>2518.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string" calcext:value-type="string">
            <text:p>A=2518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float" office:value="1606.04" calcext:value-type="float">
            <text:p>1606.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string" calcext:value-type="string">
            <text:p>A=1606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float" office:value="64.94" calcext:value-type="float">
            <text:p>64.9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float" office:value="11.07" calcext:value-type="float">
            <text:p>11.0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string" calcext:value-type="string">
            <text:p>A=76.01</text:p>
          </table:table-cell>
          <table:table-cell office:value-type="string" calcext:value-type="string">
            <text:p>simpson=0.248856183122582</text:p>
          </table:table-cell>
          <table:table-cell office:value-type="string" calcext:value-type="string">
            <text:p>JI=0.765730157881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宋**G120*****4宜蘭縣冬山鄉清溝村29鄰鹿安路512號</text:p>
          </table:table-cell>
          <table:table-cell office:value-type="float" office:value="390.42" calcext:value-type="float">
            <text:p>390.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宋**G120*****4宜蘭縣冬山鄉清溝村29鄰鹿安路512號</text:p>
          </table:table-cell>
          <table:table-cell office:value-type="string" calcext:value-type="string">
            <text:p>A=390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李**G120*****1宜蘭縣冬山鄉清溝村29鄰鹿安路520巷8號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李**G120*****1宜蘭縣冬山鄉清溝村29鄰鹿安路520巷8號</text:p>
          </table:table-cell>
          <table:table-cell office:value-type="string" calcext:value-type="string">
            <text:p>A=11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float" office:value="1757.22" calcext:value-type="float">
            <text:p>1757.2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string" calcext:value-type="string">
            <text:p>A=1757.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float" office:value="1119.24" calcext:value-type="float">
            <text:p>1119.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string" calcext:value-type="string">
            <text:p>A=111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float" office:value="2395.47" calcext:value-type="float">
            <text:p>2395.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string" calcext:value-type="string">
            <text:p>A=239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float" office:value="2072.7" calcext:value-type="float">
            <text:p>2072.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string" calcext:value-type="string">
            <text:p>A=2072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賴**B220*****2宜蘭縣冬山鄉清溝村27鄰鹿安路540巷5號</text:p>
          </table:table-cell>
          <table:table-cell office:value-type="float" office:value="72.44" calcext:value-type="float">
            <text:p>72.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賴**B220*****2宜蘭縣冬山鄉清溝村27鄰鹿安路540巷5號</text:p>
          </table:table-cell>
          <table:table-cell office:value-type="string" calcext:value-type="string">
            <text:p>A=72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float" office:value="1673.69" calcext:value-type="float">
            <text:p>1673.6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float" office:value="2240.3" calcext:value-type="float">
            <text:p>2240.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string" calcext:value-type="string">
            <text:p>A=3913.99</text:p>
          </table:table-cell>
          <table:table-cell office:value-type="string" calcext:value-type="string">
            <text:p>simpson=0.489521501611042</text:p>
          </table:table-cell>
          <table:table-cell office:value-type="string" calcext:value-type="string">
            <text:p>JI=0.708976331923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float" office:value="2453.32" calcext:value-type="float">
            <text:p>2453.3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string" calcext:value-type="string">
            <text:p>A=2453.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王**G120*****3宜蘭縣冬山鄉清溝村25鄰清溝路10巷16號</text:p>
          </table:table-cell>
          <table:table-cell office:value-type="float" office:value="145.42" calcext:value-type="float">
            <text:p>145.4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王**G120*****3宜蘭縣冬山鄉清溝村25鄰清溝路10巷16號</text:p>
          </table:table-cell>
          <table:table-cell office:value-type="string" calcext:value-type="string">
            <text:p>A=145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string" calcext:value-type="string">
            <text:p>A=234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邱**G101*****1宜蘭縣冬山鄉清溝村29鄰鹿安路540巷1號</text:p>
          </table:table-cell>
          <table:table-cell office:value-type="float" office:value="73.69" calcext:value-type="float">
            <text:p>73.6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邱**G101*****1宜蘭縣冬山鄉清溝村29鄰鹿安路540巷1號</text:p>
          </table:table-cell>
          <table:table-cell office:value-type="string" calcext:value-type="string">
            <text:p>A=73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float" office:value="380.33" calcext:value-type="float">
            <text:p>380.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float" office:value="78.86" calcext:value-type="float">
            <text:p>78.8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string" calcext:value-type="string">
            <text:p>A=459.19</text:p>
          </table:table-cell>
          <table:table-cell office:value-type="string" calcext:value-type="string">
            <text:p>simpson=0.284487054352301</text:p>
          </table:table-cell>
          <table:table-cell office:value-type="string" calcext:value-type="string">
            <text:p>JI=0.7550011398547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float" office:value="3012.83" calcext:value-type="float">
            <text:p>3012.8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string" calcext:value-type="string">
            <text:p>A=3012.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532.74" calcext:value-type="float">
            <text:p>532.7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24.15" calcext:value-type="float">
            <text:p>24.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2267.32" calcext:value-type="float">
            <text:p>2267.3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string" calcext:value-type="string">
            <text:p>A=2825.44</text:p>
          </table:table-cell>
          <table:table-cell office:value-type="string" calcext:value-type="string">
            <text:p>simpson=0.320423266839964</text:p>
          </table:table-cell>
          <table:table-cell office:value-type="string" calcext:value-type="string">
            <text:p>JI=0.692834591006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float" office:value="2541.65" calcext:value-type="float">
            <text:p>2541.6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string" calcext:value-type="string">
            <text:p>A=2541.6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float" office:value="1678.81" calcext:value-type="float">
            <text:p>1678.8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string" calcext:value-type="string">
            <text:p>A=1678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float" office:value="2291.19" calcext:value-type="float">
            <text:p>2291.1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string" calcext:value-type="string">
            <text:p>A=2291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魏**G101*****3宜蘭縣冬山鄉清溝村29鄰鹿安路540巷2號</text:p>
          </table:table-cell>
          <table:table-cell office:value-type="float" office:value="85.15" calcext:value-type="float">
            <text:p>85.1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魏**G101*****3宜蘭縣冬山鄉清溝村29鄰鹿安路540巷2號</text:p>
          </table:table-cell>
          <table:table-cell office:value-type="string" calcext:value-type="string">
            <text:p>A=8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301.92" calcext:value-type="float">
            <text:p>1301.9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544.05" calcext:value-type="float">
            <text:p>1544.0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float" office:value="1018.86" calcext:value-type="float">
            <text:p>1018.8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string" calcext:value-type="string">
            <text:p>A=3864.83</text:p>
          </table:table-cell>
          <table:table-cell office:value-type="string" calcext:value-type="string">
            <text:p>simpson=0.657414989427346</text:p>
          </table:table-cell>
          <table:table-cell office:value-type="string" calcext:value-type="string">
            <text:p>JI=0.5794036062317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float" office:value="3480.06" calcext:value-type="float">
            <text:p>3480.0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string" calcext:value-type="string">
            <text:p>A=348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float" office:value="125.7" calcext:value-type="float">
            <text:p>125.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string" calcext:value-type="string">
            <text:p>A=125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float" office:value="1074.26" calcext:value-type="float">
            <text:p>1074.2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float" office:value="768.17" calcext:value-type="float">
            <text:p>768.1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string" calcext:value-type="string">
            <text:p>A=1842.43</text:p>
          </table:table-cell>
          <table:table-cell office:value-type="string" calcext:value-type="string">
            <text:p>simpson=0.486199770973246</text:p>
          </table:table-cell>
          <table:table-cell office:value-type="string" calcext:value-type="string">
            <text:p>JI=0.709576286493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float" office:value="48.17" calcext:value-type="float">
            <text:p>48.1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string" calcext:value-type="string">
            <text:p>A=465.13</text:p>
          </table:table-cell>
          <table:table-cell office:value-type="string" calcext:value-type="string">
            <text:p>simpson=0.185674529825157</text:p>
          </table:table-cell>
          <table:table-cell office:value-type="string" calcext:value-type="string">
            <text:p>JI=0.78826117823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林**G201*****3宜蘭縣冬山鄉順安村20鄰松鹿路319巷17號</text:p>
          </table:table-cell>
          <table:table-cell office:value-type="float" office:value="64.06" calcext:value-type="float">
            <text:p>64.0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林**G201*****3宜蘭縣冬山鄉順安村20鄰松鹿路319巷17號</text:p>
          </table:table-cell>
          <table:table-cell office:value-type="string" calcext:value-type="string">
            <text:p>A=64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451.61" calcext:value-type="float">
            <text:p>451.6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467.85" calcext:value-type="float">
            <text:p>467.8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3027.26" calcext:value-type="float">
            <text:p>3027.2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float" office:value="678.19" calcext:value-type="float">
            <text:p>678.1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string" calcext:value-type="string">
            <text:p>A=4624.91</text:p>
          </table:table-cell>
          <table:table-cell office:value-type="string" calcext:value-type="string">
            <text:p>simpson=0.530286233749331</text:p>
          </table:table-cell>
          <table:table-cell office:value-type="string" calcext:value-type="string">
            <text:p>JI=0.5486907047783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潘**F223*****2宜蘭縣羅東鎮居仁里5鄰民族路60巷1號二樓</text:p>
          </table:table-cell>
          <table:table-cell office:value-type="float" office:value="81.39" calcext:value-type="float">
            <text:p>81.3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潘**F223*****2宜蘭縣羅東鎮居仁里5鄰民族路60巷1號二樓</text:p>
          </table:table-cell>
          <table:table-cell office:value-type="string" calcext:value-type="string">
            <text:p>A=81.3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邱**V100*****9新北市蘆洲區鷺江里12鄰民族路55號五樓</text:p>
          </table:table-cell>
          <table:table-cell office:value-type="float" office:value="64.05" calcext:value-type="float">
            <text:p>64.0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邱**V100*****9新北市蘆洲區鷺江里12鄰民族路55號五樓</text:p>
          </table:table-cell>
          <table:table-cell office:value-type="string" calcext:value-type="string">
            <text:p>A=64.0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float" office:value="2862.59" calcext:value-type="float">
            <text:p>2862.5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string" calcext:value-type="string">
            <text:p>A=2862.5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李**G101*****4宜蘭縣冬山鄉清溝村29鄰鹿安路520巷6號</text:p>
          </table:table-cell>
          <table:table-cell office:value-type="float" office:value="120.8" calcext:value-type="float">
            <text:p>120.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李**G101*****4宜蘭縣冬山鄉清溝村29鄰鹿安路520巷6號</text:p>
          </table:table-cell>
          <table:table-cell office:value-type="string" calcext:value-type="string">
            <text:p>A=120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float" office:value="1688.43" calcext:value-type="float">
            <text:p>1688.4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string" calcext:value-type="string">
            <text:p>A=1688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吳**G121*****9宜蘭縣冬山鄉清溝村29鄰鹿安路540巷6號</text:p>
          </table:table-cell>
          <table:table-cell office:value-type="float" office:value="89.54" calcext:value-type="float">
            <text:p>89.5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吳**G121*****9宜蘭縣冬山鄉清溝村29鄰鹿安路540巷6號</text:p>
          </table:table-cell>
          <table:table-cell office:value-type="string" calcext:value-type="string">
            <text:p>A=89.5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float" office:value="66.15" calcext:value-type="float">
            <text:p>66.1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string" calcext:value-type="string">
            <text:p>A=66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林**C220*****7宜蘭縣冬山鄉鹿埔村10鄰鹿埔路491巷12號</text:p>
          </table:table-cell>
          <table:table-cell office:value-type="float" office:value="77.77" calcext:value-type="float">
            <text:p>77.7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林**C220*****7宜蘭縣冬山鄉鹿埔村10鄰鹿埔路491巷12號</text:p>
          </table:table-cell>
          <table:table-cell office:value-type="string" calcext:value-type="string">
            <text:p>A=77.7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float" office:value="1893.3" calcext:value-type="float">
            <text:p>1893.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string" calcext:value-type="string">
            <text:p>A=189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float" office:value="16.39" calcext:value-type="float">
            <text:p>16.3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float" office:value="1182.71" calcext:value-type="float">
            <text:p>1182.7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string" calcext:value-type="string">
            <text:p>A=1199.1</text:p>
          </table:table-cell>
          <table:table-cell office:value-type="string" calcext:value-type="string">
            <text:p>simpson=0.0269635091244906</text:p>
          </table:table-cell>
          <table:table-cell office:value-type="string" calcext:value-type="string">
            <text:p>JI=0.9008563322612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呂**F121*****6宜蘭縣羅東鎮浮崙里11鄰中山西路60巷2之1號</text:p>
          </table:table-cell>
          <table:table-cell office:value-type="float" office:value="89.26" calcext:value-type="float">
            <text:p>89.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呂**F121*****6宜蘭縣羅東鎮浮崙里11鄰中山西路60巷2之1號</text:p>
          </table:table-cell>
          <table:table-cell office:value-type="string" calcext:value-type="string">
            <text:p>A=89.2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float" office:value="1849.73" calcext:value-type="float">
            <text:p>1849.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string" calcext:value-type="string">
            <text:p>A=1849.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float" office:value="1761.61" calcext:value-type="float">
            <text:p>1761.6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string" calcext:value-type="string">
            <text:p>A=17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1237.26" calcext:value-type="float">
            <text:p>1237.2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2594.74" calcext:value-type="float">
            <text:p>2594.7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float" office:value="1975.83" calcext:value-type="float">
            <text:p>1975.8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string" calcext:value-type="string">
            <text:p>A=5807.83</text:p>
          </table:table-cell>
          <table:table-cell office:value-type="string" calcext:value-type="string">
            <text:p>simpson=0.639280421791619</text:p>
          </table:table-cell>
          <table:table-cell office:value-type="string" calcext:value-type="string">
            <text:p>JI=0.5836934361155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float" office:value="695.33" calcext:value-type="float">
            <text:p>695.3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string" calcext:value-type="string">
            <text:p>A=695.3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黃**G100*****7宜蘭縣冬山鄉清溝村29鄰鹿安路540巷8號</text:p>
          </table:table-cell>
          <table:table-cell office:value-type="float" office:value="89.1" calcext:value-type="float">
            <text:p>89.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黃**G100*****7宜蘭縣冬山鄉清溝村29鄰鹿安路540巷8號</text:p>
          </table:table-cell>
          <table:table-cell office:value-type="string" calcext:value-type="string">
            <text:p>A=89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float" office:value="1693.38" calcext:value-type="float">
            <text:p>1693.3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float" office:value="1494.14" calcext:value-type="float">
            <text:p>1494.1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string" calcext:value-type="string">
            <text:p>A=3187.52</text:p>
          </table:table-cell>
          <table:table-cell office:value-type="string" calcext:value-type="string">
            <text:p>simpson=0.498046482825913</text:p>
          </table:table-cell>
          <table:table-cell office:value-type="string" calcext:value-type="string">
            <text:p>JI=0.707452709152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float" office:value="546.92" calcext:value-type="float">
            <text:p>546.9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string" calcext:value-type="string">
            <text:p>A=546.9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float" office:value="3561.61" calcext:value-type="float">
            <text:p>3561.6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string" calcext:value-type="string">
            <text:p>A=35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float" office:value="1875.31" calcext:value-type="float">
            <text:p>1875.3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string" calcext:value-type="string">
            <text:p>A=1875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873.21" calcext:value-type="float">
            <text:p>873.2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float" office:value="371.34" calcext:value-type="float">
            <text:p>371.3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string" calcext:value-type="string">
            <text:p>A=2139.55</text:p>
          </table:table-cell>
          <table:table-cell office:value-type="string" calcext:value-type="string">
            <text:p>simpson=0.628323461995</text:p>
          </table:table-cell>
          <table:table-cell office:value-type="string" calcext:value-type="string">
            <text:p>JI=0.5874665176357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float" office:value="1499.64" calcext:value-type="float">
            <text:p>1499.6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float" office:value="1811.5" calcext:value-type="float">
            <text:p>1811.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string" calcext:value-type="string">
            <text:p>A=3311.14</text:p>
          </table:table-cell>
          <table:table-cell office:value-type="string" calcext:value-type="string">
            <text:p>simpson=0.495564584948529</text:p>
          </table:table-cell>
          <table:table-cell office:value-type="string" calcext:value-type="string">
            <text:p>JI=0.7078939182024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547.04" calcext:value-type="float">
            <text:p>547.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598.25" calcext:value-type="float">
            <text:p>598.2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772.9" calcext:value-type="float">
            <text:p>772.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float" office:value="1068.84" calcext:value-type="float">
            <text:p>1068.8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string" calcext:value-type="string">
            <text:p>A=2987.03</text:p>
          </table:table-cell>
          <table:table-cell office:value-type="string" calcext:value-type="string">
            <text:p>simpson=0.731354446121559</text:p>
          </table:table-cell>
          <table:table-cell office:value-type="string" calcext:value-type="string">
            <text:p>JI=0.5044545083262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float" office:value="1810.38" calcext:value-type="float">
            <text:p>1810.3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float" office:value="1909.73" calcext:value-type="float">
            <text:p>1909.7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string" calcext:value-type="string">
            <text:p>A=3720.11</text:p>
          </table:table-cell>
          <table:table-cell office:value-type="string" calcext:value-type="string">
            <text:p>simpson=0.499643389452855</text:p>
          </table:table-cell>
          <table:table-cell office:value-type="string" calcext:value-type="string">
            <text:p>JI=0.7071698412996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1499.01" calcext:value-type="float">
            <text:p>1499.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1394.41" calcext:value-type="float">
            <text:p>1394.4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float" office:value="2863.98" calcext:value-type="float">
            <text:p>2863.9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string" calcext:value-type="string">
            <text:p>A=5757.4</text:p>
          </table:table-cell>
          <table:table-cell office:value-type="string" calcext:value-type="string">
            <text:p>simpson=0.626103512953325</text:p>
          </table:table-cell>
          <table:table-cell office:value-type="string" calcext:value-type="string">
            <text:p>JI=0.5855876795782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float" office:value="675.15" calcext:value-type="float">
            <text:p>675.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string" calcext:value-type="string">
            <text:p>A=67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黃**G101*****0</text:p>
          </table:table-cell>
          <table:table-cell office:value-type="float" office:value="89.23" calcext:value-type="float">
            <text:p>89.2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黃**G101*****0</text:p>
          </table:table-cell>
          <table:table-cell office:value-type="string" calcext:value-type="string">
            <text:p>A=89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float" office:value="1635.46" calcext:value-type="float">
            <text:p>1635.4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string" calcext:value-type="string">
            <text:p>A=1635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戴**G122*****5宜蘭縣冬山鄉清溝村29鄰鹿安路536號</text:p>
          </table:table-cell>
          <table:table-cell office:value-type="float" office:value="105.81" calcext:value-type="float">
            <text:p>105.8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戴**G122*****5宜蘭縣冬山鄉清溝村29鄰鹿安路536號</text:p>
          </table:table-cell>
          <table:table-cell office:value-type="string" calcext:value-type="string">
            <text:p>A=105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41.13" calcext:value-type="float">
            <text:p>41.1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1701.35" calcext:value-type="float">
            <text:p>1701.3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float" office:value="449.37" calcext:value-type="float">
            <text:p>449.3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string" calcext:value-type="string">
            <text:p>A=2191.85</text:p>
          </table:table-cell>
          <table:table-cell office:value-type="string" calcext:value-type="string">
            <text:p>simpson=0.355103294107051</text:p>
          </table:table-cell>
          <table:table-cell office:value-type="string" calcext:value-type="string">
            <text:p>JI=0.67989906991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float" office:value="1494.4" calcext:value-type="float">
            <text:p>1494.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float" office:value="2191.86" calcext:value-type="float">
            <text:p>2191.8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float" office:value="107.09" calcext:value-type="float">
            <text:p>107.0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string" calcext:value-type="string">
            <text:p>A=3793.35</text:p>
          </table:table-cell>
          <table:table-cell office:value-type="string" calcext:value-type="string">
            <text:p>simpson=0.510132539752274</text:p>
          </table:table-cell>
          <table:table-cell office:value-type="string" calcext:value-type="string">
            <text:p>JI=0.6427480495150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float" office:value="7.67" calcext:value-type="float">
            <text:p>7.6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string" calcext:value-type="string">
            <text:p>A=30.51</text:p>
          </table:table-cell>
          <table:table-cell office:value-type="string" calcext:value-type="string">
            <text:p>simpson=0.636999695228101</text:p>
          </table:table-cell>
          <table:table-cell office:value-type="string" calcext:value-type="string">
            <text:p>JI=0.583410495824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float" office:value="2568.14" calcext:value-type="float">
            <text:p>2568.1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string" calcext:value-type="string">
            <text:p>A=2568.1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float" office:value="2590.4" calcext:value-type="float">
            <text:p>2590.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string" calcext:value-type="string">
            <text:p>A=2590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95.66" calcext:value-type="float">
            <text:p>95.6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188.46" calcext:value-type="float">
            <text:p>188.4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93.17" calcext:value-type="float">
            <text:p>93.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4.45" calcext:value-type="float">
            <text:p>4.4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7.05" calcext:value-type="float">
            <text:p>7.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8.93" calcext:value-type="float">
            <text:p>8.9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122.86" calcext:value-type="float">
            <text:p>122.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8.36" calcext:value-type="float">
            <text:p>8.3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442.69" calcext:value-type="float">
            <text:p>442.6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7.49" calcext:value-type="float">
            <text:p>7.4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7.79" calcext:value-type="float">
            <text:p>7.7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float" office:value="8.09" calcext:value-type="float">
            <text:p>8.0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string" calcext:value-type="string">
            <text:p>A=1014.96</text:p>
          </table:table-cell>
          <table:table-cell office:value-type="string" calcext:value-type="string">
            <text:p>simpson=0.742543279114946</text:p>
          </table:table-cell>
          <table:table-cell office:value-type="string" calcext:value-type="string">
            <text:p>JI=0.3588885969476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中華民國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中華民國</text:p>
          </table:table-cell>
          <table:table-cell office:value-type="string" calcext:value-type="string">
            <text:p>A=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float" office:value="65.88" calcext:value-type="float">
            <text:p>65.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string" calcext:value-type="string">
            <text:p>A=65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float" office:value="1594.09" calcext:value-type="float">
            <text:p>1594.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林**G120*****9宜蘭縣冬山鄉順安村10鄰清溝路317巷13號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林**G120*****9宜蘭縣冬山鄉順安村10鄰清溝路317巷13號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林**G120*****9宜蘭縣冬山鄉順安村10鄰清溝路317巷13號</text:p>
          </table:table-cell>
          <table:table-cell office:value-type="string" calcext:value-type="string">
            <text:p>A=68.07</text:p>
          </table:table-cell>
          <table:table-cell office:value-type="string" calcext:value-type="string">
            <text:p>simpson=0.457137934016498</text:p>
          </table:table-cell>
          <table:table-cell office:value-type="string" calcext:value-type="string">
            <text:p>JI=0.7149832107899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郭**G101*****8宜蘭縣冬山鄉大進村6鄰小埤三路51號</text:p>
          </table:table-cell>
          <table:table-cell office:value-type="float" office:value="121.43" calcext:value-type="float">
            <text:p>121.4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郭**G101*****8宜蘭縣冬山鄉大進村6鄰小埤三路51號</text:p>
          </table:table-cell>
          <table:table-cell office:value-type="string" calcext:value-type="string">
            <text:p>A=121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楊**G120*****2宜蘭縣冬山鄉清溝村29鄰鹿安路548號</text:p>
          </table:table-cell>
          <table:table-cell office:value-type="float" office:value="632.72" calcext:value-type="float">
            <text:p>632.7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楊**G120*****2宜蘭縣冬山鄉清溝村29鄰鹿安路548號</text:p>
          </table:table-cell>
          <table:table-cell office:value-type="string" calcext:value-type="string">
            <text:p>A=632.7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float" office:value="474.55" calcext:value-type="float">
            <text:p>474.5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string" calcext:value-type="string">
            <text:p>A=474.5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潘**G120*****3宜蘭縣冬山鄉清溝村27鄰鹿安路540巷3號</text:p>
          </table:table-cell>
          <table:table-cell office:value-type="float" office:value="72.44" calcext:value-type="float">
            <text:p>72.4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潘**G120*****3宜蘭縣冬山鄉清溝村27鄰鹿安路540巷3號</text:p>
          </table:table-cell>
          <table:table-cell office:value-type="string" calcext:value-type="string">
            <text:p>A=72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float" office:value="1487.17" calcext:value-type="float">
            <text:p>1487.1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string" calcext:value-type="string">
            <text:p>A=1487.1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float" office:value="535.43" calcext:value-type="float">
            <text:p>535.4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float" office:value="2651.75" calcext:value-type="float">
            <text:p>2651.7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string" calcext:value-type="string">
            <text:p>A=3187.18</text:p>
          </table:table-cell>
          <table:table-cell office:value-type="string" calcext:value-type="string">
            <text:p>simpson=0.279545233238945</text:p>
          </table:table-cell>
          <table:table-cell office:value-type="string" calcext:value-type="string">
            <text:p>JI=0.756421099101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float" office:value="706.91" calcext:value-type="float">
            <text:p>706.9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string" calcext:value-type="string">
            <text:p>A=706.9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float" office:value="1835.5" calcext:value-type="float">
            <text:p>1835.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string" calcext:value-type="string">
            <text:p>A=1835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float" office:value="134.04" calcext:value-type="float">
            <text:p>134.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float" office:value="92.15" calcext:value-type="float">
            <text:p>92.1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string" calcext:value-type="string">
            <text:p>A=226.19</text:p>
          </table:table-cell>
          <table:table-cell office:value-type="string" calcext:value-type="string">
            <text:p>simpson=0.482850797685429</text:p>
          </table:table-cell>
          <table:table-cell office:value-type="string" calcext:value-type="string">
            <text:p>JI=0.710184792358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羅**G120*****3宜蘭縣冬山鄉清溝村27鄰鹿安路520巷15號</text:p>
          </table:table-cell>
          <table:table-cell office:value-type="float" office:value="65.15" calcext:value-type="float">
            <text:p>65.1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羅**G120*****3宜蘭縣冬山鄉清溝村27鄰鹿安路520巷15號</text:p>
          </table:table-cell>
          <table:table-cell office:value-type="string" calcext:value-type="string">
            <text:p>A=6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莊**G201*****1宜蘭縣冬山鄉順安村19鄰鹿安路607號</text:p>
          </table:table-cell>
          <table:table-cell office:value-type="float" office:value="72.24" calcext:value-type="float">
            <text:p>72.2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莊**G201*****1宜蘭縣冬山鄉順安村19鄰鹿安路607號</text:p>
          </table:table-cell>
          <table:table-cell office:value-type="string" calcext:value-type="string">
            <text:p>A=72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float" office:value="822.24" calcext:value-type="float">
            <text:p>822.2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string" calcext:value-type="string">
            <text:p>A=822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float" office:value="1394.61" calcext:value-type="float">
            <text:p>1394.6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string" calcext:value-type="string">
            <text:p>A=1394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float" office:value="1522.19" calcext:value-type="float">
            <text:p>1522.1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string" calcext:value-type="string">
            <text:p>A=1522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float" office:value="1159.88" calcext:value-type="float">
            <text:p>1159.8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string" calcext:value-type="string">
            <text:p>A=1159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float" office:value="1060.86" calcext:value-type="float">
            <text:p>1060.8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float" office:value="2025.34" calcext:value-type="float">
            <text:p>2025.3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float" office:value="31.05" calcext:value-type="float">
            <text:p>31.0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string" calcext:value-type="string">
            <text:p>A=3117.25</text:p>
          </table:table-cell>
          <table:table-cell office:value-type="string" calcext:value-type="string">
            <text:p>simpson=0.461947416274854</text:p>
          </table:table-cell>
          <table:table-cell office:value-type="string" calcext:value-type="string">
            <text:p>JI=0.6714905102245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黃**G101*****0宜蘭縣冬山鄉邱溝村29鄰鹿安路524號</text:p>
          </table:table-cell>
          <table:table-cell office:value-type="float" office:value="243.42" calcext:value-type="float">
            <text:p>243.4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黃**G101*****0宜蘭縣冬山鄉邱溝村29鄰鹿安路524號</text:p>
          </table:table-cell>
          <table:table-cell office:value-type="string" calcext:value-type="string">
            <text:p>A=243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float" office:value="1159.24" calcext:value-type="float">
            <text:p>1159.2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string" calcext:value-type="string">
            <text:p>A=115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float" office:value="1768.96" calcext:value-type="float">
            <text:p>1768.9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string" calcext:value-type="string">
            <text:p>A=1768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float" office:value="120.25" calcext:value-type="float">
            <text:p>120.2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float" office:value="18.15" calcext:value-type="float">
            <text:p>18.1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float" office:value="17.1" calcext:value-type="float">
            <text:p>17.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string" calcext:value-type="string">
            <text:p>A=166.82</text:p>
          </table:table-cell>
          <table:table-cell office:value-type="string" calcext:value-type="string">
            <text:p>simpson=0.453444777813164</text:p>
          </table:table-cell>
          <table:table-cell office:value-type="string" calcext:value-type="string">
            <text:p>JI=0.568333792828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float" office:value="2074.02" calcext:value-type="float">
            <text:p>2074.0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string" calcext:value-type="string">
            <text:p>A=2074.0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float" office:value="1645.23" calcext:value-type="float">
            <text:p>1645.2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string" calcext:value-type="string">
            <text:p>A=1645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方**G200*****3宜蘭縣冬山鄉群英村11鄰義成路3段470號</text:p>
          </table:table-cell>
          <table:table-cell office:value-type="float" office:value="105.63" calcext:value-type="float">
            <text:p>105.6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方**G200*****3宜蘭縣冬山鄉群英村11鄰義成路3段470號</text:p>
          </table:table-cell>
          <table:table-cell office:value-type="string" calcext:value-type="string">
            <text:p>A=105.6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float" office:value="4033.3" calcext:value-type="float">
            <text:p>4033.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string" calcext:value-type="string">
            <text:p>A=403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float" office:value="2045" calcext:value-type="float">
            <text:p>204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string" calcext:value-type="string">
            <text:p>A=20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float" office:value="3530.06" calcext:value-type="float">
            <text:p>3530.0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string" calcext:value-type="string">
            <text:p>A=353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呂**G121*****6宜蘭縣冬山鄉群英村36鄰群英路70號</text:p>
          </table:table-cell>
          <table:table-cell office:value-type="float" office:value="79.31" calcext:value-type="float">
            <text:p>79.3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呂**G121*****6宜蘭縣冬山鄉群英村36鄰群英路70號</text:p>
          </table:table-cell>
          <table:table-cell office:value-type="string" calcext:value-type="string">
            <text:p>A=79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float" office:value="1884.6" calcext:value-type="float">
            <text:p>1884.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string" calcext:value-type="string">
            <text:p>A=1884.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float" office:value="1273.47" calcext:value-type="float">
            <text:p>1273.4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float" office:value="572.09" calcext:value-type="float">
            <text:p>572.0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string" calcext:value-type="string">
            <text:p>A=1845.56</text:p>
          </table:table-cell>
          <table:table-cell office:value-type="string" calcext:value-type="string">
            <text:p>simpson=0.427786162886369</text:p>
          </table:table-cell>
          <table:table-cell office:value-type="string" calcext:value-type="string">
            <text:p>JI=0.720755300581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string" calcext:value-type="string">
            <text:p>A=94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張**G220*****3宜蘭縣冬山鄉群英村18鄰日新路1巷49號</text:p>
          </table:table-cell>
          <table:table-cell office:value-type="float" office:value="140.9" calcext:value-type="float">
            <text:p>140.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張**G220*****3宜蘭縣冬山鄉群英村18鄰日新路1巷49號</text:p>
          </table:table-cell>
          <table:table-cell office:value-type="string" calcext:value-type="string">
            <text:p>A=140.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float" office:value="69.45" calcext:value-type="float">
            <text:p>69.4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float" office:value="56.48" calcext:value-type="float">
            <text:p>56.4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float" office:value="69.28" calcext:value-type="float">
            <text:p>69.2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float" office:value="31.19" calcext:value-type="float">
            <text:p>31.1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冬山鄉</text:p>
          </table:table-cell>
          <table:table-cell office:value-type="string" calcext:value-type="string">
            <text:p>A=230.05</text:p>
          </table:table-cell>
          <table:table-cell office:value-type="string" calcext:value-type="string">
            <text:p>simpson=0.739259882316768</text:p>
          </table:table-cell>
          <table:table-cell office:value-type="string" calcext:value-type="string">
            <text:p>JI=0.4789542188414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朱**J202*****9宜蘭縣三星鄉拱照村12鄰大湖路81號</text:p>
          </table:table-cell>
          <table:table-cell office:value-type="float" office:value="125.47" calcext:value-type="float">
            <text:p>125.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朱**J202*****9宜蘭縣三星鄉拱照村12鄰大湖路81號</text:p>
          </table:table-cell>
          <table:table-cell office:value-type="string" calcext:value-type="string">
            <text:p>A=12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蔡**G220*****7宜蘭縣冬山鄉清溝村29鄰鹿安路540巷12號</text:p>
          </table:table-cell>
          <table:table-cell office:value-type="float" office:value="88.4" calcext:value-type="float">
            <text:p>88.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蔡**G220*****7宜蘭縣冬山鄉清溝村29鄰鹿安路540巷12號</text:p>
          </table:table-cell>
          <table:table-cell office:value-type="string" calcext:value-type="string">
            <text:p>A=88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float" office:value="1594.8" calcext:value-type="float">
            <text:p>1594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string" calcext:value-type="string">
            <text:p>A=1594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float" office:value="158.05" calcext:value-type="float">
            <text:p>158.0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float" office:value="823.87" calcext:value-type="float">
            <text:p>823.8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string" calcext:value-type="string">
            <text:p>A=1116.92</text:p>
          </table:table-cell>
          <table:table-cell office:value-type="string" calcext:value-type="string">
            <text:p>simpson=0.421274046979273</text:p>
          </table:table-cell>
          <table:table-cell office:value-type="string" calcext:value-type="string">
            <text:p>JI=0.6318378108096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呂**G201*****3宜蘭縣五結鄉四結村5鄰清水路41號</text:p>
          </table:table-cell>
          <table:table-cell office:value-type="float" office:value="122.21" calcext:value-type="float">
            <text:p>122.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呂**G201*****3宜蘭縣五結鄉四結村5鄰清水路41號</text:p>
          </table:table-cell>
          <table:table-cell office:value-type="string" calcext:value-type="string">
            <text:p>A=122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float" office:value="1793.06" calcext:value-type="float">
            <text:p>1793.0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string" calcext:value-type="string">
            <text:p>A=1793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float" office:value="1335.04" calcext:value-type="float">
            <text:p>1335.0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string" calcext:value-type="string">
            <text:p>A=1335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嚴**G120*****0宜蘭縣羅東鎮信義里28鄰羅東路181巷6號</text:p>
          </table:table-cell>
          <table:table-cell office:value-type="float" office:value="88.5" calcext:value-type="float">
            <text:p>88.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嚴**G120*****0宜蘭縣羅東鎮信義里28鄰羅東路181巷6號</text:p>
          </table:table-cell>
          <table:table-cell office:value-type="string" calcext:value-type="string">
            <text:p>A=88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float" office:value="1394.82" calcext:value-type="float">
            <text:p>1394.8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string" calcext:value-type="string">
            <text:p>A=1394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float" office:value="57.23" calcext:value-type="float">
            <text:p>57.2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string" calcext:value-type="string">
            <text:p>A=68.84</text:p>
          </table:table-cell>
          <table:table-cell office:value-type="string" calcext:value-type="string">
            <text:p>simpson=0.280416934940127</text:p>
          </table:table-cell>
          <table:table-cell office:value-type="string" calcext:value-type="string">
            <text:p>JI=0.7561691385477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float" office:value="2732.4" calcext:value-type="float">
            <text:p>2732.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string" calcext:value-type="string">
            <text:p>A=2732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李**G101*****2宜蘭縣冬山鄉清溝村29鄰鹿安路520巷9號</text:p>
          </table:table-cell>
          <table:table-cell office:value-type="float" office:value="64.1" calcext:value-type="float">
            <text:p>64.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李**G101*****2宜蘭縣冬山鄉清溝村29鄰鹿安路520巷9號</text:p>
          </table:table-cell>
          <table:table-cell office:value-type="string" calcext:value-type="string">
            <text:p>A=64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773.27" calcext:value-type="float">
            <text:p>773.2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1195.31" calcext:value-type="float">
            <text:p>1195.3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996.08" calcext:value-type="float">
            <text:p>996.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float" office:value="1086.63" calcext:value-type="float">
            <text:p>1086.6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string" calcext:value-type="string">
            <text:p>A=4051.29</text:p>
          </table:table-cell>
          <table:table-cell office:value-type="string" calcext:value-type="string">
            <text:p>simpson=0.744125678663868</text:p>
          </table:table-cell>
          <table:table-cell office:value-type="string" calcext:value-type="string">
            <text:p>JI=0.5015511295129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float" office:value="1790.3" calcext:value-type="float">
            <text:p>1790.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float" office:value="226.01" calcext:value-type="float">
            <text:p>226.0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string" calcext:value-type="string">
            <text:p>A=2898.31</text:p>
          </table:table-cell>
          <table:table-cell office:value-type="string" calcext:value-type="string">
            <text:p>simpson=0.519752125073237</text:p>
          </table:table-cell>
          <table:table-cell office:value-type="string" calcext:value-type="string">
            <text:p>JI=0.6184909151073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float" office:value="2355.69" calcext:value-type="float">
            <text:p>2355.6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string" calcext:value-type="string">
            <text:p>A=2355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1644.56" calcext:value-type="float">
            <text:p>1644.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30.58" calcext:value-type="float">
            <text:p>30.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float" office:value="543.51" calcext:value-type="float">
            <text:p>543.5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string" calcext:value-type="string">
            <text:p>A=2218.65</text:p>
          </table:table-cell>
          <table:table-cell office:value-type="string" calcext:value-type="string">
            <text:p>simpson=0.390356110604446</text:p>
          </table:table-cell>
          <table:table-cell office:value-type="string" calcext:value-type="string">
            <text:p>JI=0.6787463243452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謝**G220*****0新北市汐止區拱北里26鄰汐萬路二段228巷31弄112號五樓</text:p>
          </table:table-cell>
          <table:table-cell office:value-type="float" office:value="107.82" calcext:value-type="float">
            <text:p>107.8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謝**G220*****0新北市汐止區拱北里26鄰汐萬路二段228巷31弄112號五樓</text:p>
          </table:table-cell>
          <table:table-cell office:value-type="string" calcext:value-type="string">
            <text:p>A=107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黃**G200*****1宜蘭縣冬山鄉清溝村27鄰鹿安路520巷3號</text:p>
          </table:table-cell>
          <table:table-cell office:value-type="float" office:value="64.04" calcext:value-type="float">
            <text:p>64.0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黃**G200*****1宜蘭縣冬山鄉清溝村27鄰鹿安路520巷3號</text:p>
          </table:table-cell>
          <table:table-cell office:value-type="string" calcext:value-type="string">
            <text:p>A=64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林**G120*****3宜蘭縣冬山鄉清溝村23鄰永安路535號</text:p>
          </table:table-cell>
          <table:table-cell office:value-type="float" office:value="621.46" calcext:value-type="float">
            <text:p>621.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林**G120*****3宜蘭縣冬山鄉清溝村23鄰永安路535號</text:p>
          </table:table-cell>
          <table:table-cell office:value-type="string" calcext:value-type="string">
            <text:p>A=621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float" office:value="2040.54" calcext:value-type="float">
            <text:p>2040.5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float" office:value="1324.84" calcext:value-type="float">
            <text:p>1324.8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string" calcext:value-type="string">
            <text:p>A=3365.38</text:p>
          </table:table-cell>
          <table:table-cell office:value-type="string" calcext:value-type="string">
            <text:p>simpson=0.477386706481784</text:p>
          </table:table-cell>
          <table:table-cell office:value-type="string" calcext:value-type="string">
            <text:p>JI=0.7111855564321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float" office:value="325.36" calcext:value-type="float">
            <text:p>325.3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float" office:value="139.87" calcext:value-type="float">
            <text:p>139.8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string" calcext:value-type="string">
            <text:p>A=465.23</text:p>
          </table:table-cell>
          <table:table-cell office:value-type="string" calcext:value-type="string">
            <text:p>simpson=0.420516756251596</text:p>
          </table:table-cell>
          <table:table-cell office:value-type="string" calcext:value-type="string">
            <text:p>JI=0.722237474065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float" office:value="1594.09" calcext:value-type="float">
            <text:p>1594.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台灣電力股份有限公司</text:p>
          </table:table-cell>
          <table:table-cell office:value-type="float" office:value="100.01" calcext:value-type="float">
            <text:p>100.0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台灣電力股份有限公司</text:p>
          </table:table-cell>
          <table:table-cell office:value-type="float" office:value="100.01" calcext:value-type="float">
            <text:p>100.0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台灣電力股份有限公司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台灣電力股份有限公司</text:p>
          </table:table-cell>
          <table:table-cell office:value-type="string" calcext:value-type="string">
            <text:p>A=217.02</text:p>
          </table:table-cell>
          <table:table-cell office:value-type="string" calcext:value-type="string">
            <text:p>simpson=0.569129519168422</text:p>
          </table:table-cell>
          <table:table-cell office:value-type="string" calcext:value-type="string">
            <text:p>JI=0.6106588544725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float" office:value="80.49" calcext:value-type="float">
            <text:p>80.4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float" office:value="5.39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string" calcext:value-type="string">
            <text:p>A=85.88</text:p>
          </table:table-cell>
          <table:table-cell office:value-type="string" calcext:value-type="string">
            <text:p>simpson=0.117645851307562</text:p>
          </table:table-cell>
          <table:table-cell office:value-type="string" calcext:value-type="string">
            <text:p>JI=0.8205909419627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float" office:value="886.85" calcext:value-type="float">
            <text:p>886.8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string" calcext:value-type="string">
            <text:p>A=886.8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</table:table>
      <table:table table:name="output2" table:style-name="ta1">
        <table:table-column table:style-name="co6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吳**G120*****3宜蘭縣冬山鄉清溝村1鄰義成路三段404號</text:p>
          </table:table-cell>
          <table:table-cell office:value-type="string" calcext:value-type="string">
            <text:p>A=5706.01</text:p>
          </table:table-cell>
          <table:table-cell office:value-type="string" calcext:value-type="string">
            <text:p>simpson=0.732200951346502</text:p>
          </table:table-cell>
          <table:table-cell office:value-type="string" calcext:value-type="string">
            <text:p>JI=0.47401545931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江**G101*****9宜蘭縣羅東鎮國華里25鄰尚智街87號</text:p>
          </table:table-cell>
          <table:table-cell office:value-type="string" calcext:value-type="string">
            <text:p>A=1757.2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林**G120*****0宜蘭縣羅東鎮仁德里8鄰中山西街146之3號</text:p>
          </table:table-cell>
          <table:table-cell office:value-type="string" calcext:value-type="string">
            <text:p>A=474.5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楊**G101*****6宜蘭縣冬山鄉清溝村23鄰光明路338號</text:p>
          </table:table-cell>
          <table:table-cell office:value-type="string" calcext:value-type="string">
            <text:p>A=20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林**G101*****9宜蘭縣冬山鄉清溝村21鄰光明路295號</text:p>
          </table:table-cell>
          <table:table-cell office:value-type="string" calcext:value-type="string">
            <text:p>A=1768.9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江**G201*****2宜蘭縣五結鄉四結村17鄰和平路95號</text:p>
          </table:table-cell>
          <table:table-cell office:value-type="string" calcext:value-type="string">
            <text:p>A=2245.5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林**C220*****7宜蘭縣冬山鄉鹿埔村10鄰鹿埔路491巷12號</text:p>
          </table:table-cell>
          <table:table-cell office:value-type="string" calcext:value-type="string">
            <text:p>A=77.7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呂**G121*****6宜蘭縣冬山鄉群英村36鄰群英路70號</text:p>
          </table:table-cell>
          <table:table-cell office:value-type="string" calcext:value-type="string">
            <text:p>A=79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林**G100*****6宜蘭縣冬山鄉清溝村23鄰永安路535號</text:p>
          </table:table-cell>
          <table:table-cell office:value-type="string" calcext:value-type="string">
            <text:p>A=348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邱**G100*****8宜蘭縣冬山鄉清溝村23鄰永安路528號</text:p>
          </table:table-cell>
          <table:table-cell office:value-type="string" calcext:value-type="string">
            <text:p>A=2898.31</text:p>
          </table:table-cell>
          <table:table-cell office:value-type="string" calcext:value-type="string">
            <text:p>simpson=0.519752125073237</text:p>
          </table:table-cell>
          <table:table-cell office:value-type="string" calcext:value-type="string">
            <text:p>JI=0.618490915107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張**G100*****0宜蘭縣員山鄉中華村15鄰長嶺路82號</text:p>
          </table:table-cell>
          <table:table-cell office:value-type="string" calcext:value-type="string">
            <text:p>A=67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中華民國</text:p>
          </table:table-cell>
          <table:table-cell office:value-type="string" calcext:value-type="string">
            <text:p>A=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江**G120*****7宜蘭縣冬山鄉清溝村25鄰永安路492號</text:p>
          </table:table-cell>
          <table:table-cell office:value-type="string" calcext:value-type="string">
            <text:p>A=465.13</text:p>
          </table:table-cell>
          <table:table-cell office:value-type="string" calcext:value-type="string">
            <text:p>simpson=0.185674529825157</text:p>
          </table:table-cell>
          <table:table-cell office:value-type="string" calcext:value-type="string">
            <text:p>JI=0.788261178237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吳**G121*****9宜蘭縣冬山鄉清溝村29鄰鹿安路540巷6號</text:p>
          </table:table-cell>
          <table:table-cell office:value-type="string" calcext:value-type="string">
            <text:p>A=89.5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林**G100*****6宜蘭縣冬山鄉清溝村25鄰永安路535號</text:p>
          </table:table-cell>
          <table:table-cell office:value-type="string" calcext:value-type="string">
            <text:p>A=3913.99</text:p>
          </table:table-cell>
          <table:table-cell office:value-type="string" calcext:value-type="string">
            <text:p>simpson=0.489521501611042</text:p>
          </table:table-cell>
          <table:table-cell office:value-type="string" calcext:value-type="string">
            <text:p>JI=0.708976331923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潘**F223*****2宜蘭縣羅東鎮居仁里5鄰民族路60巷1號二樓</text:p>
          </table:table-cell>
          <table:table-cell office:value-type="string" calcext:value-type="string">
            <text:p>A=81.3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謝**G121*****9新北市中和區秀景里11鄰秀朗路三段175巷2號八樓之6</text:p>
          </table:table-cell>
          <table:table-cell office:value-type="string" calcext:value-type="string">
            <text:p>A=1356.8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林**G220*****6宜蘭縣冬山鄉丸山村1鄰信光路522巷22號</text:p>
          </table:table-cell>
          <table:table-cell office:value-type="string" calcext:value-type="string">
            <text:p>A=94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黃**G101*****0宜蘭縣冬山鄉邱溝村29鄰鹿安路524號</text:p>
          </table:table-cell>
          <table:table-cell office:value-type="string" calcext:value-type="string">
            <text:p>A=243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黃**G100*****0宜蘭縣冬山鄉清溝村22鄰光明路232號</text:p>
          </table:table-cell>
          <table:table-cell office:value-type="string" calcext:value-type="string">
            <text:p>A=3530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朱**J202*****9宜蘭縣三星鄉拱照村12鄰大湖路81號</text:p>
          </table:table-cell>
          <table:table-cell office:value-type="string" calcext:value-type="string">
            <text:p>A=12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賴**G101*****0宜蘭縣冬山鄉清溝村21鄰光明路283巷2號</text:p>
          </table:table-cell>
          <table:table-cell office:value-type="string" calcext:value-type="string">
            <text:p>A=1835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江**G121*****1宜蘭縣冬山鄉清溝村23鄰永安路148號</text:p>
          </table:table-cell>
          <table:table-cell office:value-type="string" calcext:value-type="string">
            <text:p>A=1603.01</text:p>
          </table:table-cell>
          <table:table-cell office:value-type="string" calcext:value-type="string">
            <text:p>simpson=0.375141880229173</text:p>
          </table:table-cell>
          <table:table-cell office:value-type="string" calcext:value-type="string">
            <text:p>JI=0.7320186772333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黃**G100*****7宜蘭縣冬山鄉清溝村29鄰鹿安路540巷8號</text:p>
          </table:table-cell>
          <table:table-cell office:value-type="string" calcext:value-type="string">
            <text:p>A=89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陳**G200*****7宜蘭縣三星鄉員山村3鄰泰雅一路501巷牛頭100號</text:p>
          </table:table-cell>
          <table:table-cell office:value-type="string" calcext:value-type="string">
            <text:p>A=226.19</text:p>
          </table:table-cell>
          <table:table-cell office:value-type="string" calcext:value-type="string">
            <text:p>simpson=0.482850797685429</text:p>
          </table:table-cell>
          <table:table-cell office:value-type="string" calcext:value-type="string">
            <text:p>JI=0.710184792358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游**G220*****1宜蘭縣冬山鄉清溝村24鄰光明路368之2號</text:p>
          </table:table-cell>
          <table:table-cell office:value-type="string" calcext:value-type="string">
            <text:p>A=1793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黃**G100*****7新北市新莊區自立里8鄰自立街214巷10弄20號之2</text:p>
          </table:table-cell>
          <table:table-cell office:value-type="string" calcext:value-type="string">
            <text:p>A=3012.8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陳**G100*****3宜蘭縣冬山鄉清溝村23鄰光明路389號</text:p>
          </table:table-cell>
          <table:table-cell office:value-type="string" calcext:value-type="string">
            <text:p>A=1688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范**A203*****4宜蘭縣五結鄉上四村11鄰中正路二段289巷11號</text:p>
          </table:table-cell>
          <table:table-cell office:value-type="string" calcext:value-type="string">
            <text:p>A=234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林**G120*****8宜蘭縣冬山鄉清溝村25鄰永安路510號</text:p>
          </table:table-cell>
          <table:table-cell office:value-type="string" calcext:value-type="string">
            <text:p>A=1875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林**G201*****3宜蘭縣羅東鎮成功里3鄰興東南路131號</text:p>
          </table:table-cell>
          <table:table-cell office:value-type="string" calcext:value-type="string">
            <text:p>A=2825.44</text:p>
          </table:table-cell>
          <table:table-cell office:value-type="string" calcext:value-type="string">
            <text:p>simpson=0.320423266839964</text:p>
          </table:table-cell>
          <table:table-cell office:value-type="string" calcext:value-type="string">
            <text:p>JI=0.6928345910063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方**G200*****3宜蘭縣冬山鄉群英村11鄰義成路3段470號</text:p>
          </table:table-cell>
          <table:table-cell office:value-type="string" calcext:value-type="string">
            <text:p>A=105.6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楊**G100*****6宜蘭縣冬山鄉清溝村18鄰清溝路24之6號</text:p>
          </table:table-cell>
          <table:table-cell office:value-type="string" calcext:value-type="string">
            <text:p>A=1522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林**G100*****9宜蘭縣冬山鄉清溝村24鄰光明路368之3號</text:p>
          </table:table-cell>
          <table:table-cell office:value-type="string" calcext:value-type="string">
            <text:p>A=1678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洪**G100*****7宜蘭縣冬山鄉清溝村24鄰永安路685巷2號</text:p>
          </table:table-cell>
          <table:table-cell office:value-type="string" calcext:value-type="string">
            <text:p>A=5757.4</text:p>
          </table:table-cell>
          <table:table-cell office:value-type="string" calcext:value-type="string">
            <text:p>simpson=0.626103512953325</text:p>
          </table:table-cell>
          <table:table-cell office:value-type="string" calcext:value-type="string">
            <text:p>JI=0.5855876795782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黃**G121*****8宜蘭縣冬山鄉清溝村29鄰鹿安路656號</text:p>
          </table:table-cell>
          <table:table-cell office:value-type="string" calcext:value-type="string">
            <text:p>A=1487.1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陳**G101*****8宜蘭縣冬山鄉清溝村21鄰永清路478號</text:p>
          </table:table-cell>
          <table:table-cell office:value-type="string" calcext:value-type="string">
            <text:p>A=1116.92</text:p>
          </table:table-cell>
          <table:table-cell office:value-type="string" calcext:value-type="string">
            <text:p>simpson=0.421274046979273</text:p>
          </table:table-cell>
          <table:table-cell office:value-type="string" calcext:value-type="string">
            <text:p>JI=0.6318378108096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俞**G200*****5宜蘭縣冬山鄉清溝村25鄰永安路661號</text:p>
          </table:table-cell>
          <table:table-cell office:value-type="string" calcext:value-type="string">
            <text:p>A=1394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呂**G201*****3宜蘭縣五結鄉四結村5鄰清水路41號</text:p>
          </table:table-cell>
          <table:table-cell office:value-type="string" calcext:value-type="string">
            <text:p>A=122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林**G201*****3宜蘭縣冬山鄉順安村20鄰松鹿路319巷17號</text:p>
          </table:table-cell>
          <table:table-cell office:value-type="string" calcext:value-type="string">
            <text:p>A=64.0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林**G120*****2基隆市中山區協和里12鄰文化路50巷1弄8之2號</text:p>
          </table:table-cell>
          <table:table-cell office:value-type="string" calcext:value-type="string">
            <text:p>A=1494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王**G120*****3宜蘭縣冬山鄉清溝村25鄰清溝路120巷16號</text:p>
          </table:table-cell>
          <table:table-cell office:value-type="string" calcext:value-type="string">
            <text:p>A=125.1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謝**G200*****8宜蘭縣冬山鄉順安村23鄰永興路二段273巷46號</text:p>
          </table:table-cell>
          <table:table-cell office:value-type="string" calcext:value-type="string">
            <text:p>A=3311.14</text:p>
          </table:table-cell>
          <table:table-cell office:value-type="string" calcext:value-type="string">
            <text:p>simpson=0.495564584948529</text:p>
          </table:table-cell>
          <table:table-cell office:value-type="string" calcext:value-type="string">
            <text:p>JI=0.7078939182024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蔡**G220*****2宜蘭縣羅東鎮賢文里39鄰民享街48號</text:p>
          </table:table-cell>
          <table:table-cell office:value-type="string" calcext:value-type="string">
            <text:p>A=2072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蔡**G220*****3宜蘭縣冬山鄉清溝村17鄰光明路66號</text:p>
          </table:table-cell>
          <table:table-cell office:value-type="string" calcext:value-type="string">
            <text:p>A=1635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羅**G120*****3宜蘭縣冬山鄉清溝村27鄰鹿安路520巷15號</text:p>
          </table:table-cell>
          <table:table-cell office:value-type="string" calcext:value-type="string">
            <text:p>A=6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邱**V100*****9新北市蘆洲區鷺江里12鄰民族路55號五樓</text:p>
          </table:table-cell>
          <table:table-cell office:value-type="string" calcext:value-type="string">
            <text:p>A=64.0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李**G101*****2宜蘭縣冬山鄉清溝村29鄰鹿安路520巷9號</text:p>
          </table:table-cell>
          <table:table-cell office:value-type="string" calcext:value-type="string">
            <text:p>A=64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卲**G201*****9台北市中山區成功里8鄰北安路608巷12之1號七樓</text:p>
          </table:table-cell>
          <table:table-cell office:value-type="string" calcext:value-type="string">
            <text:p>A=1006.3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林***GA0*****6宜蘭縣冬山鄉清溝村6鄰清溝路21號</text:p>
          </table:table-cell>
          <table:table-cell office:value-type="string" calcext:value-type="string">
            <text:p>A=872.2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黃**G101*****7基隆市暖暖區八堵里4鄰水源路25之1號</text:p>
          </table:table-cell>
          <table:table-cell office:value-type="string" calcext:value-type="string">
            <text:p>A=1014.96</text:p>
          </table:table-cell>
          <table:table-cell office:value-type="string" calcext:value-type="string">
            <text:p>simpson=0.742543279114946</text:p>
          </table:table-cell>
          <table:table-cell office:value-type="string" calcext:value-type="string">
            <text:p>JI=0.3588885969476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賴**B220*****2宜蘭縣冬山鄉清溝村27鄰鹿安路540巷5號</text:p>
          </table:table-cell>
          <table:table-cell office:value-type="string" calcext:value-type="string">
            <text:p>A=72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游**G200*****0宜蘭縣羅東鎮西安里25鄰重陽街95巷21弄17號</text:p>
          </table:table-cell>
          <table:table-cell office:value-type="string" calcext:value-type="string">
            <text:p>A=35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戴**G122*****5宜蘭縣冬山鄉清溝村29鄰鹿安路536號</text:p>
          </table:table-cell>
          <table:table-cell office:value-type="string" calcext:value-type="string">
            <text:p>A=105.8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劉**G201*****5新北市中和區內南里31鄰興南路二段261巷6之1號</text:p>
          </table:table-cell>
          <table:table-cell office:value-type="string" calcext:value-type="string">
            <text:p>A=2074.0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陳**F121*****5宜蘭縣羅東鎮西安里1鄰西安街368巷75號</text:p>
          </table:table-cell>
          <table:table-cell office:value-type="string" calcext:value-type="string">
            <text:p>A=822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謝**J102*****8宜蘭縣冬山鄉清溝村29鄰鹿安路520巷2號</text:p>
          </table:table-cell>
          <table:table-cell office:value-type="string" calcext:value-type="string">
            <text:p>A=198.65</text:p>
          </table:table-cell>
          <table:table-cell office:value-type="string" calcext:value-type="string">
            <text:p>simpson=0.0924361767629968</text:p>
          </table:table-cell>
          <table:table-cell office:value-type="string" calcext:value-type="string">
            <text:p>JI=0.8362514100709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謝**G121*****7宜蘭縣冬山鄉清溝村29鄰鹿安路532號</text:p>
          </table:table-cell>
          <table:table-cell office:value-type="string" calcext:value-type="string">
            <text:p>A=166.82</text:p>
          </table:table-cell>
          <table:table-cell office:value-type="string" calcext:value-type="string">
            <text:p>simpson=0.453444777813164</text:p>
          </table:table-cell>
          <table:table-cell office:value-type="string" calcext:value-type="string">
            <text:p>JI=0.568333792828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陳**G121*****6宜蘭縣羅東鎮仁愛里11鄰復興路三段189巷38號</text:p>
          </table:table-cell>
          <table:table-cell office:value-type="string" calcext:value-type="string">
            <text:p>A=76.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江**G201*****1宜蘭縣冬山鄉清溝村24鄰永安路672號</text:p>
          </table:table-cell>
          <table:table-cell office:value-type="string" calcext:value-type="string">
            <text:p>A=649.8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朱**G220*****4宜蘭縣冬山鄉清溝村25鄰清溝路184號</text:p>
          </table:table-cell>
          <table:table-cell office:value-type="string" calcext:value-type="string">
            <text:p>A=886.8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A=19.0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李**G120*****1宜蘭縣冬山鄉清溝村29鄰鹿安路520巷8號</text:p>
          </table:table-cell>
          <table:table-cell office:value-type="string" calcext:value-type="string">
            <text:p>A=11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黃**G200*****1宜蘭縣冬山鄉清溝村27鄰鹿安路520巷3號</text:p>
          </table:table-cell>
          <table:table-cell office:value-type="string" calcext:value-type="string">
            <text:p>A=64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陳**G121*****2宜蘭縣冬山鄉清溝村25鄰清溝路120巷10號</text:p>
          </table:table-cell>
          <table:table-cell office:value-type="string" calcext:value-type="string">
            <text:p>A=1645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莊**G120*****9宜蘭縣冬山鄉清溝村25鄰清溝路120巷1號</text:p>
          </table:table-cell>
          <table:table-cell office:value-type="string" calcext:value-type="string">
            <text:p>A=85.88</text:p>
          </table:table-cell>
          <table:table-cell office:value-type="string" calcext:value-type="string">
            <text:p>simpson=0.117645851307562</text:p>
          </table:table-cell>
          <table:table-cell office:value-type="string" calcext:value-type="string">
            <text:p>JI=0.8205909419627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陳**G220*****1台北市中山區行仁里1鄰五常街47號三樓</text:p>
          </table:table-cell>
          <table:table-cell office:value-type="string" calcext:value-type="string">
            <text:p>A=2568.1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陳**Q221*****9宜蘭縣冬山鄉鹿埔村鹿埔路683巷18號</text:p>
          </table:table-cell>
          <table:table-cell office:value-type="string" calcext:value-type="string">
            <text:p>A=1842.43</text:p>
          </table:table-cell>
          <table:table-cell office:value-type="string" calcext:value-type="string">
            <text:p>simpson=0.486199770973246</text:p>
          </table:table-cell>
          <table:table-cell office:value-type="string" calcext:value-type="string">
            <text:p>JI=0.709576286493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張**A121*****1台北市大安區仁慈里9鄰復興南路一段279巷30弄3號二樓</text:p>
          </table:table-cell>
          <table:table-cell office:value-type="string" calcext:value-type="string">
            <text:p>A=5807.83</text:p>
          </table:table-cell>
          <table:table-cell office:value-type="string" calcext:value-type="string">
            <text:p>simpson=0.639280421791619</text:p>
          </table:table-cell>
          <table:table-cell office:value-type="string" calcext:value-type="string">
            <text:p>JI=0.5836934361155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蔡**G220*****7宜蘭縣冬山鄉清溝村29鄰鹿安路540巷12號</text:p>
          </table:table-cell>
          <table:table-cell office:value-type="string" calcext:value-type="string">
            <text:p>A=88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林**A203*****6台北市內湖區金瑞里12鄰內湖路三段329巷4弄7號</text:p>
          </table:table-cell>
          <table:table-cell office:value-type="string" calcext:value-type="string">
            <text:p>A=115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林**G100*****6宜蘭縣冬山鄉清溝村24鄰光明路372號</text:p>
          </table:table-cell>
          <table:table-cell office:value-type="string" calcext:value-type="string">
            <text:p>A=189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李**G101*****4宜蘭縣冬山鄉清溝村29鄰鹿安路520巷6號</text:p>
          </table:table-cell>
          <table:table-cell office:value-type="string" calcext:value-type="string">
            <text:p>A=120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李**G101*****1宜蘭縣冬山鄉清溝村20鄰光明路188號</text:p>
          </table:table-cell>
          <table:table-cell office:value-type="string" calcext:value-type="string">
            <text:p>A=2355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楊**G120*****2宜蘭縣冬山鄉清溝村29鄰鹿安路548號</text:p>
          </table:table-cell>
          <table:table-cell office:value-type="string" calcext:value-type="string">
            <text:p>A=632.7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林**G220*****0宜蘭縣羅東鎮西安里1鄰西安街385巷149弄28號</text:p>
          </table:table-cell>
          <table:table-cell office:value-type="string" calcext:value-type="string">
            <text:p>A=2732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黃**A222*****3台北市信義區景勤里15鄰吳興街220巷59弄11號</text:p>
          </table:table-cell>
          <table:table-cell office:value-type="string" calcext:value-type="string">
            <text:p>A=1761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陳**F121*****7宜蘭縣羅東鎮西安里1鄰西安街368巷75號</text:p>
          </table:table-cell>
          <table:table-cell office:value-type="string" calcext:value-type="string">
            <text:p>A=1918.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李**G101*****1宜蘭縣冬山鄉清溝村20鄰光明路168巷48號</text:p>
          </table:table-cell>
          <table:table-cell office:value-type="string" calcext:value-type="string">
            <text:p>A=2518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林**G120*****3宜蘭縣冬山鄉清溝村23鄰永安路535號</text:p>
          </table:table-cell>
          <table:table-cell office:value-type="string" calcext:value-type="string">
            <text:p>A=621.4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林**G100*****6宜蘭縣冬山鄉清溝村25鄰永安路510號</text:p>
          </table:table-cell>
          <table:table-cell office:value-type="string" calcext:value-type="string">
            <text:p>A=1394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黃**G101*****0</text:p>
          </table:table-cell>
          <table:table-cell office:value-type="string" calcext:value-type="string">
            <text:p>A=89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林**G200*****3新北市汐止區北山里4鄰康寧街83巷29號</text:p>
          </table:table-cell>
          <table:table-cell office:value-type="string" calcext:value-type="string">
            <text:p>A=3187.52</text:p>
          </table:table-cell>
          <table:table-cell office:value-type="string" calcext:value-type="string">
            <text:p>simpson=0.498046482825913</text:p>
          </table:table-cell>
          <table:table-cell office:value-type="string" calcext:value-type="string">
            <text:p>JI=0.7074527091523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陳**G120*****2宜蘭縣羅東鎮中山里27鄰民權路159號</text:p>
          </table:table-cell>
          <table:table-cell office:value-type="string" calcext:value-type="string">
            <text:p>A=695.3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尤**G200*****4宜蘭縣冬山鄉清溝村25鄰清溝路108號</text:p>
          </table:table-cell>
          <table:table-cell office:value-type="string" calcext:value-type="string">
            <text:p>A=2139.55</text:p>
          </table:table-cell>
          <table:table-cell office:value-type="string" calcext:value-type="string">
            <text:p>simpson=0.628323461995</text:p>
          </table:table-cell>
          <table:table-cell office:value-type="string" calcext:value-type="string">
            <text:p>JI=0.5874665176357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謝**G100*****8宜蘭縣冬山鄉順安村34鄰永興路二段273巷37號</text:p>
          </table:table-cell>
          <table:table-cell office:value-type="string" calcext:value-type="string">
            <text:p>A=1845.56</text:p>
          </table:table-cell>
          <table:table-cell office:value-type="string" calcext:value-type="string">
            <text:p>simpson=0.427786162886369</text:p>
          </table:table-cell>
          <table:table-cell office:value-type="string" calcext:value-type="string">
            <text:p>JI=0.720755300581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李**G220*****3宜蘭縣冬山鄉鹿埔村8鄰鹿埔路380號</text:p>
          </table:table-cell>
          <table:table-cell office:value-type="string" calcext:value-type="string">
            <text:p>A=72.4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謝**G220*****0新北市汐止區拱北里26鄰汐萬路二段228巷31弄112號五樓</text:p>
          </table:table-cell>
          <table:table-cell office:value-type="string" calcext:value-type="string">
            <text:p>A=107.8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清溝福安宮G101*****1宜蘭縣冬山鄉清溝村永清路456號</text:p>
          </table:table-cell>
          <table:table-cell office:value-type="string" calcext:value-type="string">
            <text:p>A=1606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王**G120*****3宜蘭縣冬山鄉清溝村25鄰清溝路10巷16號</text:p>
          </table:table-cell>
          <table:table-cell office:value-type="string" calcext:value-type="string">
            <text:p>A=145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江**G120*****6宜蘭縣冬山鄉清溝村25鄰永安路494號</text:p>
          </table:table-cell>
          <table:table-cell office:value-type="string" calcext:value-type="string">
            <text:p>A=3187.18</text:p>
          </table:table-cell>
          <table:table-cell office:value-type="string" calcext:value-type="string">
            <text:p>simpson=0.279545233238945</text:p>
          </table:table-cell>
          <table:table-cell office:value-type="string" calcext:value-type="string">
            <text:p>JI=0.7564210991016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冬山鄉</text:p>
          </table:table-cell>
          <table:table-cell office:value-type="string" calcext:value-type="string">
            <text:p>A=230.05</text:p>
          </table:table-cell>
          <table:table-cell office:value-type="string" calcext:value-type="string">
            <text:p>simpson=0.739259882316768</text:p>
          </table:table-cell>
          <table:table-cell office:value-type="string" calcext:value-type="string">
            <text:p>JI=0.4789542188414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黃**G101*****7基隆市暖暖區八堵里1鄰水源路25之1號</text:p>
          </table:table-cell>
          <table:table-cell office:value-type="string" calcext:value-type="string">
            <text:p>A=30.51</text:p>
          </table:table-cell>
          <table:table-cell office:value-type="string" calcext:value-type="string">
            <text:p>simpson=0.636999695228101</text:p>
          </table:table-cell>
          <table:table-cell office:value-type="string" calcext:value-type="string">
            <text:p>JI=0.5834104958247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林**G120*****9宜蘭縣冬山鄉順安村10鄰清溝路317巷13號</text:p>
          </table:table-cell>
          <table:table-cell office:value-type="string" calcext:value-type="string">
            <text:p>A=68.07</text:p>
          </table:table-cell>
          <table:table-cell office:value-type="string" calcext:value-type="string">
            <text:p>simpson=0.457137934016498</text:p>
          </table:table-cell>
          <table:table-cell office:value-type="string" calcext:value-type="string">
            <text:p>JI=0.714983210789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潘**G120*****3宜蘭縣冬山鄉清溝村27鄰鹿安路540巷3號</text:p>
          </table:table-cell>
          <table:table-cell office:value-type="string" calcext:value-type="string">
            <text:p>A=72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陳**G100*****2宜蘭縣冬山鄉清溝村7鄰清溝路26號</text:p>
          </table:table-cell>
          <table:table-cell office:value-type="string" calcext:value-type="string">
            <text:p>A=2218.65</text:p>
          </table:table-cell>
          <table:table-cell office:value-type="string" calcext:value-type="string">
            <text:p>simpson=0.390356110604446</text:p>
          </table:table-cell>
          <table:table-cell office:value-type="string" calcext:value-type="string">
            <text:p>JI=0.6787463243452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江**G200*****3宜蘭縣冬山鄉鹿埔村11鄰鹿埔路524巷6號</text:p>
          </table:table-cell>
          <table:table-cell office:value-type="string" calcext:value-type="string">
            <text:p>A=1335.0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張**G200*****4宜蘭縣冬山鄉清溝村21鄰永清路478號</text:p>
          </table:table-cell>
          <table:table-cell office:value-type="string" calcext:value-type="string">
            <text:p>A=1119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林**G201*****3宜蘭縣羅東鎮維揚里5鄰維揚路136號</text:p>
          </table:table-cell>
          <table:table-cell office:value-type="string" calcext:value-type="string">
            <text:p>A=3720.11</text:p>
          </table:table-cell>
          <table:table-cell office:value-type="string" calcext:value-type="string">
            <text:p>simpson=0.499643389452855</text:p>
          </table:table-cell>
          <table:table-cell office:value-type="string" calcext:value-type="string">
            <text:p>JI=0.707169841299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游**G120*****2宜蘭縣羅東鎮成功里3鄰興東南路131號</text:p>
          </table:table-cell>
          <table:table-cell office:value-type="string" calcext:value-type="string">
            <text:p>A=2191.85</text:p>
          </table:table-cell>
          <table:table-cell office:value-type="string" calcext:value-type="string">
            <text:p>simpson=0.355103294107051</text:p>
          </table:table-cell>
          <table:table-cell office:value-type="string" calcext:value-type="string">
            <text:p>JI=0.679899069917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陳**G120*****4宜蘭縣冬山鄉清溝村25鄰永安路502號</text:p>
          </table:table-cell>
          <table:table-cell office:value-type="string" calcext:value-type="string">
            <text:p>A=1199.1</text:p>
          </table:table-cell>
          <table:table-cell office:value-type="string" calcext:value-type="string">
            <text:p>simpson=0.0269635091244906</text:p>
          </table:table-cell>
          <table:table-cell office:value-type="string" calcext:value-type="string">
            <text:p>JI=0.9008563322612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江**G200*****8宜蘭縣冬山鄉清溝村23鄰永安路494號</text:p>
          </table:table-cell>
          <table:table-cell office:value-type="string" calcext:value-type="string">
            <text:p>A=465.23</text:p>
          </table:table-cell>
          <table:table-cell office:value-type="string" calcext:value-type="string">
            <text:p>simpson=0.420516756251596</text:p>
          </table:table-cell>
          <table:table-cell office:value-type="string" calcext:value-type="string">
            <text:p>JI=0.722237474065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呂**F121*****6宜蘭縣羅東鎮浮崙里11鄰中山西路60巷2之1號</text:p>
          </table:table-cell>
          <table:table-cell office:value-type="string" calcext:value-type="string">
            <text:p>A=89.2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陳**G121*****0宜蘭縣冬山鄉鹿埔村12鄰鹿埔路683巷22弄6號</text:p>
          </table:table-cell>
          <table:table-cell office:value-type="string" calcext:value-type="string">
            <text:p>A=2862.5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林**G120*****2宜蘭縣冬山鄉清溝村21鄰永清路507之1號</text:p>
          </table:table-cell>
          <table:table-cell office:value-type="string" calcext:value-type="string">
            <text:p>A=2590.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江**G120*****1宜蘭縣冬山鄉鹿埔村11鄰鹿埔路524巷6號</text:p>
          </table:table-cell>
          <table:table-cell office:value-type="string" calcext:value-type="string">
            <text:p>A=1884.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王**G120*****3新北市三重區厚德里20鄰三和路四段16號十樓之6</text:p>
          </table:table-cell>
          <table:table-cell office:value-type="string" calcext:value-type="string">
            <text:p>A=1594.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邱**G101*****1宜蘭縣冬山鄉清溝村29鄰鹿安路540巷1號</text:p>
          </table:table-cell>
          <table:table-cell office:value-type="string" calcext:value-type="string">
            <text:p>A=73.6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劉**G201*****2宜蘭縣蘇澳鎮新城里11鄰新馬路26之2號</text:p>
          </table:table-cell>
          <table:table-cell office:value-type="string" calcext:value-type="string">
            <text:p>A=2541.6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魏**G101*****3宜蘭縣冬山鄉清溝村29鄰鹿安路540巷2號</text:p>
          </table:table-cell>
          <table:table-cell office:value-type="string" calcext:value-type="string">
            <text:p>A=85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謝**G200*****2宜蘭縣冬山鄉清溝村25鄰清溝路120巷10號</text:p>
          </table:table-cell>
          <table:table-cell office:value-type="string" calcext:value-type="string">
            <text:p>A=65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吳**G121*****3宜蘭縣冬山鄉順安村23鄰永興路二段273巷50號</text:p>
          </table:table-cell>
          <table:table-cell office:value-type="string" calcext:value-type="string">
            <text:p>A=3365.38</text:p>
          </table:table-cell>
          <table:table-cell office:value-type="string" calcext:value-type="string">
            <text:p>simpson=0.477386706481784</text:p>
          </table:table-cell>
          <table:table-cell office:value-type="string" calcext:value-type="string">
            <text:p>JI=0.7111855564321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黃**G201*****5宜蘭縣冬山鄉大進村12鄰進利路615巷23號</text:p>
          </table:table-cell>
          <table:table-cell office:value-type="string" calcext:value-type="string">
            <text:p>A=68.84</text:p>
          </table:table-cell>
          <table:table-cell office:value-type="string" calcext:value-type="string">
            <text:p>simpson=0.280416934940127</text:p>
          </table:table-cell>
          <table:table-cell office:value-type="string" calcext:value-type="string">
            <text:p>JI=0.7561691385477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戴**G121*****3宜蘭縣冬山鄉鹿埔村15鄰永興路二段735號</text:p>
          </table:table-cell>
          <table:table-cell office:value-type="string" calcext:value-type="string">
            <text:p>A=76.4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嚴**G120*****0宜蘭縣羅東鎮信義里28鄰羅東路181巷6號</text:p>
          </table:table-cell>
          <table:table-cell office:value-type="string" calcext:value-type="string">
            <text:p>A=88.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宋**G120*****6新北市新莊區光和里10鄰民安西路247號三樓</text:p>
          </table:table-cell>
          <table:table-cell office:value-type="string" calcext:value-type="string">
            <text:p>A=125.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林**G221*****1宜蘭縣冬山鄉清溝村29鄰鹿安路512號</text:p>
          </table:table-cell>
          <table:table-cell office:value-type="string" calcext:value-type="string">
            <text:p>A=1159.88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楊**G120*****6宜蘭縣冬山鄉清溝村23鄰光明路342號</text:p>
          </table:table-cell>
          <table:table-cell office:value-type="string" calcext:value-type="string">
            <text:p>A=3796.68</text:p>
          </table:table-cell>
          <table:table-cell office:value-type="string" calcext:value-type="string">
            <text:p>simpson=0.462482948981763</text:p>
          </table:table-cell>
          <table:table-cell office:value-type="string" calcext:value-type="string">
            <text:p>JI=0.7139667818624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蔡**G100*****7宜蘭縣冬山鄉清溝村17鄰光明路66號</text:p>
          </table:table-cell>
          <table:table-cell office:value-type="string" calcext:value-type="string">
            <text:p>A=2034.39</text:p>
          </table:table-cell>
          <table:table-cell office:value-type="string" calcext:value-type="string">
            <text:p>simpson=0.211105253266852</text:p>
          </table:table-cell>
          <table:table-cell office:value-type="string" calcext:value-type="string">
            <text:p>JI=0.778551492366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施**F203*****6台北市文山區興業23鄰辛亥路五段124巷10號四樓</text:p>
          </table:table-cell>
          <table:table-cell office:value-type="string" calcext:value-type="string">
            <text:p>A=546.9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陳**G221*****9宜蘭縣冬山鄉清溝村32鄰永安路327巷19弄1號</text:p>
          </table:table-cell>
          <table:table-cell office:value-type="string" calcext:value-type="string">
            <text:p>A=66.15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江**G101*****3宜蘭縣冬山鄉清溝村25鄰永安路490號</text:p>
          </table:table-cell>
          <table:table-cell office:value-type="string" calcext:value-type="string">
            <text:p>A=4624.91</text:p>
          </table:table-cell>
          <table:table-cell office:value-type="string" calcext:value-type="string">
            <text:p>simpson=0.530286233749331</text:p>
          </table:table-cell>
          <table:table-cell office:value-type="string" calcext:value-type="string">
            <text:p>JI=0.5486907047783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陳**G220*****0宜蘭縣冬山鄉群英村51鄰光明路27巷5號</text:p>
          </table:table-cell>
          <table:table-cell office:value-type="string" calcext:value-type="string">
            <text:p>A=4033.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劉**G220*****9宜蘭縣冬山鄉清溝村31鄰鹿安路278巷18弄6號</text:p>
          </table:table-cell>
          <table:table-cell office:value-type="string" calcext:value-type="string">
            <text:p>A=76.01</text:p>
          </table:table-cell>
          <table:table-cell office:value-type="string" calcext:value-type="string">
            <text:p>simpson=0.248856183122582</text:p>
          </table:table-cell>
          <table:table-cell office:value-type="string" calcext:value-type="string">
            <text:p>JI=0.7657301578811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鄧**G101*****6宜蘭縣冬山鄉清溝村28鄰永安路406路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宋**G120*****4宜蘭縣冬山鄉清溝村29鄰鹿安路512號</text:p>
          </table:table-cell>
          <table:table-cell office:value-type="string" calcext:value-type="string">
            <text:p>A=390.4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林**G100*****4宜蘭縣冬山鄉順安村21鄰永興路二段346號</text:p>
          </table:table-cell>
          <table:table-cell office:value-type="string" calcext:value-type="string">
            <text:p>A=2453.32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莊**G201*****1宜蘭縣冬山鄉順安村19鄰鹿安路607號</text:p>
          </table:table-cell>
          <table:table-cell office:value-type="string" calcext:value-type="string">
            <text:p>A=72.24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黃**A203*****0宜蘭縣羅東鎮南豪里1鄰興東南路40號</text:p>
          </table:table-cell>
          <table:table-cell office:value-type="string" calcext:value-type="string">
            <text:p>A=1594.0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黃**G200*****4宜蘭縣羅東鎮南豪里1鄰興東南路40號</text:p>
          </table:table-cell>
          <table:table-cell office:value-type="string" calcext:value-type="string">
            <text:p>A=1146.2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謝**G100*****4宜蘭縣冬山鄉清溝村29鄰鹿安路540巷13號</text:p>
          </table:table-cell>
          <table:table-cell office:value-type="string" calcext:value-type="string">
            <text:p>A=459.19</text:p>
          </table:table-cell>
          <table:table-cell office:value-type="string" calcext:value-type="string">
            <text:p>simpson=0.284487054352301</text:p>
          </table:table-cell>
          <table:table-cell office:value-type="string" calcext:value-type="string">
            <text:p>JI=0.7550011398547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邱**G101*****7宜蘭縣冬山鄉清溝村18鄰清溝路25之3號</text:p>
          </table:table-cell>
          <table:table-cell office:value-type="string" calcext:value-type="string">
            <text:p>A=3793.35</text:p>
          </table:table-cell>
          <table:table-cell office:value-type="string" calcext:value-type="string">
            <text:p>simpson=0.510132539752274</text:p>
          </table:table-cell>
          <table:table-cell office:value-type="string" calcext:value-type="string">
            <text:p>JI=0.6427480495150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台灣電力股份有限公司</text:p>
          </table:table-cell>
          <table:table-cell office:value-type="string" calcext:value-type="string">
            <text:p>A=217.02</text:p>
          </table:table-cell>
          <table:table-cell office:value-type="string" calcext:value-type="string">
            <text:p>simpson=0.569129519168422</text:p>
          </table:table-cell>
          <table:table-cell office:value-type="string" calcext:value-type="string">
            <text:p>JI=0.6106588544725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宋**G120*****5宜蘭縣冬山鄉順安村18鄰清溝路252巷88號</text:p>
          </table:table-cell>
          <table:table-cell office:value-type="string" calcext:value-type="string">
            <text:p>A=866.2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陳**G101*****9宜蘭縣冬山鄉鹿埔村12鄰鹿埔路683巷16號</text:p>
          </table:table-cell>
          <table:table-cell office:value-type="string" calcext:value-type="string">
            <text:p>A=2291.1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游**G120*****4宜蘭縣冬山鄉清溝村27鄰鹿安路540巷9號</text:p>
          </table:table-cell>
          <table:table-cell office:value-type="string" calcext:value-type="string">
            <text:p>A=72.66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謝**G101*****1宜蘭縣冬山鄉順安村34鄰永興路二段273巷27號</text:p>
          </table:table-cell>
          <table:table-cell office:value-type="string" calcext:value-type="string">
            <text:p>A=2395.47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張**G220*****3宜蘭縣冬山鄉群英村18鄰日新路1巷49號</text:p>
          </table:table-cell>
          <table:table-cell office:value-type="string" calcext:value-type="string">
            <text:p>A=140.9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陳**G100*****3宜蘭縣羅東鎮仁和里20鄰中山西街77號</text:p>
          </table:table-cell>
          <table:table-cell office:value-type="string" calcext:value-type="string">
            <text:p>A=1849.7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游**G120*****3宜蘭縣冬山鄉順安村19鄰順安路77之1號</text:p>
          </table:table-cell>
          <table:table-cell office:value-type="string" calcext:value-type="string">
            <text:p>A=4051.29</text:p>
          </table:table-cell>
          <table:table-cell office:value-type="string" calcext:value-type="string">
            <text:p>simpson=0.744125678663868</text:p>
          </table:table-cell>
          <table:table-cell office:value-type="string" calcext:value-type="string">
            <text:p>JI=0.5015511295129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邱**G120*****9宜蘭縣冬山鄉清溝村25鄰永安路530號</text:p>
          </table:table-cell>
          <table:table-cell office:value-type="string" calcext:value-type="string">
            <text:p>A=3117.25</text:p>
          </table:table-cell>
          <table:table-cell office:value-type="string" calcext:value-type="string">
            <text:p>simpson=0.461947416274854</text:p>
          </table:table-cell>
          <table:table-cell office:value-type="string" calcext:value-type="string">
            <text:p>JI=0.6714905102245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陳**F124*****9宜蘭縣冬山鄉清溝村29鄰鹿安路520巷10號</text:p>
          </table:table-cell>
          <table:table-cell office:value-type="string" calcext:value-type="string">
            <text:p>A=99.6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游**G220*****3新北市汐止區厚德里1鄰樟樹路一段139巷15號三樓</text:p>
          </table:table-cell>
          <table:table-cell office:value-type="string" calcext:value-type="string">
            <text:p>A=706.91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林**A103*****8台北市松山區景聯里1鄰基隆路二段29號</text:p>
          </table:table-cell>
          <table:table-cell office:value-type="string" calcext:value-type="string">
            <text:p>A=2987.03</text:p>
          </table:table-cell>
          <table:table-cell office:value-type="string" calcext:value-type="string">
            <text:p>simpson=0.731354446121559</text:p>
          </table:table-cell>
          <table:table-cell office:value-type="string" calcext:value-type="string">
            <text:p>JI=0.5044545083262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郭**G101*****8宜蘭縣冬山鄉大進村6鄰小埤三路51號</text:p>
          </table:table-cell>
          <table:table-cell office:value-type="string" calcext:value-type="string">
            <text:p>A=121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陳**G120*****5宜蘭縣羅東鎮中山里27鄰民權路159號</text:p>
          </table:table-cell>
          <table:table-cell office:value-type="string" calcext:value-type="string">
            <text:p>A=3864.83</text:p>
          </table:table-cell>
          <table:table-cell office:value-type="string" calcext:value-type="string">
            <text:p>simpson=0.657414989427346</text:p>
          </table:table-cell>
          <table:table-cell office:value-type="string" calcext:value-type="string">
            <text:p>JI=0.5794036062317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曹**G120*****1宜蘭縣冬山鄉清溝村25鄰清溝路120巷8號</text:p>
          </table:table-cell>
          <table:table-cell office:value-type="string" calcext:value-type="string">
            <text:p>A=253.22</text:p>
          </table:table-cell>
          <table:table-cell office:value-type="string" calcext:value-type="string">
            <text:p>simpson=0.383975086456303</text:p>
          </table:table-cell>
          <table:table-cell office:value-type="string" calcext:value-type="string">
            <text:p>JI=0.7300383237819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張**G220*****4宜蘭縣冬山鄉清溝村25鄰清溝路120巷14號</text:p>
          </table:table-cell>
          <table:table-cell office:value-type="string" calcext:value-type="string">
            <text:p>A=66.43</text:p>
          </table:table-cell>
          <table:table-cell office:value-type="string" calcext:value-type="string">
            <text:p>simpson=0</text:p>
          </table:table-cell>
          <table:table-cell office:value-type="string" calcext:value-type="string">
            <text:p>JI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9:41:45.714776197</dc:date>
    <meta:editing-duration>PT6M34S</meta:editing-duration>
    <meta:editing-cycles>1</meta:editing-cycles>
    <meta:document-statistic meta:table-count="2" meta:cell-count="2167" meta:object-count="0"/>
    <meta:generator>LibreOffice/5.1.6.2$Linux_X86_64 LibreOffice_project/10m0$Build-2</meta:generator>
  </office:meta>
</office:document-meta>
</file>